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fo:font-weight="normal" officeooo:rsid="0019ae19" officeooo:paragraph-rsid="0019ae19" style:font-size-asian="10.5pt" style:font-weight-asian="normal" style:font-size-complex="12pt" style:font-weight-complex="normal"/>
    </style:style>
    <style:style style:name="P2" style:family="paragraph" style:parent-style-name="Standard">
      <style:text-properties fo:font-size="12pt" fo:font-weight="normal" officeooo:rsid="0019ff81" officeooo:paragraph-rsid="0019ff81" style:font-size-asian="10.5pt" style:font-weight-asian="normal" style:font-size-complex="12pt" style:font-weight-complex="normal"/>
    </style:style>
    <style:style style:name="P3" style:family="paragraph" style:parent-style-name="Standard">
      <style:text-properties fo:font-size="12pt" fo:font-weight="bold" officeooo:rsid="0019ae19" officeooo:paragraph-rsid="0019ae19" style:font-size-asian="10.5pt" style:font-weight-asian="bold" style:font-size-complex="12pt" style:font-weight-complex="bold"/>
    </style:style>
    <style:style style:name="P4" style:family="paragraph" style:parent-style-name="Standard">
      <style:text-properties fo:font-variant="normal" fo:text-transform="none" style:font-name="Liberation Serif" fo:font-size="12pt" fo:letter-spacing="normal" fo:font-style="normal" fo:font-weight="normal" officeooo:rsid="0019ae19" officeooo:paragraph-rsid="0019ae19" style:font-size-asian="12pt" style:font-weight-asian="normal" style:font-size-complex="12pt" style:font-weight-complex="normal"/>
    </style:style>
    <style:style style:name="P5" style:family="paragraph" style:parent-style-name="Standard">
      <style:text-properties fo:font-variant="normal" fo:text-transform="none" style:font-name="Liberation Serif" fo:font-size="12pt" fo:letter-spacing="normal" fo:font-style="normal" fo:font-weight="normal" officeooo:rsid="0019ff81" officeooo:paragraph-rsid="0019ff81" style:font-size-asian="12pt" style:font-weight-asian="normal" style:font-size-complex="12pt" style:font-weight-complex="normal"/>
    </style:style>
    <style:style style:name="P6" style:family="paragraph" style:parent-style-name="Standard">
      <style:text-properties fo:font-variant="normal" fo:text-transform="none" style:font-name="Liberation Serif" fo:font-size="12pt" fo:letter-spacing="normal" fo:font-style="normal" fo:font-weight="normal" officeooo:rsid="001b184a" officeooo:paragraph-rsid="001b184a" style:font-size-asian="12pt" style:font-weight-asian="normal" style:font-size-complex="12pt" style:font-weight-complex="normal"/>
    </style:style>
    <style:style style:name="P7" style:family="paragraph" style:parent-style-name="Standard">
      <style:text-properties fo:font-variant="normal" fo:text-transform="none" style:font-name="Liberation Serif" fo:font-size="12pt" fo:letter-spacing="normal" fo:font-style="normal" fo:font-weight="normal" officeooo:rsid="001b184a" officeooo:paragraph-rsid="001b184a" style:font-size-asian="10.5pt" style:font-weight-asian="normal" style:font-size-complex="12pt" style:font-weight-complex="normal"/>
    </style:style>
    <style:style style:name="P8" style:family="paragraph" style:parent-style-name="Standard">
      <style:text-properties fo:font-variant="normal" fo:text-transform="none" style:font-name="Liberation Serif" fo:font-size="13pt" fo:letter-spacing="normal" fo:font-style="normal" fo:font-weight="bold" officeooo:rsid="001b184a" officeooo:paragraph-rsid="001b184a" style:font-size-asian="13pt" style:font-weight-asian="bold" style:font-size-complex="13pt" style:font-weight-complex="bold"/>
    </style:style>
    <style:style style:name="P9" style:family="paragraph" style:parent-style-name="Text_20_body">
      <style:text-properties fo:font-variant="normal" fo:text-transform="none" style:font-name="Liberation Serif" fo:font-size="12pt" fo:letter-spacing="normal" fo:font-style="normal" fo:font-weight="normal" officeooo:rsid="0019ff81" officeooo:paragraph-rsid="0019ff81" style:font-size-asian="12pt" style:font-weight-asian="normal" style:font-size-complex="12pt" style:font-weight-complex="normal"/>
    </style:style>
    <style:style style:name="P10" style:family="paragraph" style:parent-style-name="Text_20_body">
      <loext:graphic-properties draw:fill="solid" draw:fill-color="#ffffff" draw:opacity="100%"/>
      <style:paragraph-properties fo:margin-top="0in" fo:margin-bottom="0in" loext:contextual-spacing="false" fo:background-color="#ffffff" fo:padding="0in" fo:border="none"/>
    </style:style>
    <style:style style:name="T1" style:family="text">
      <style:text-properties style:font-name="Liberation Serif"/>
    </style:style>
    <style:style style:name="T2" style:family="text">
      <style:text-properties style:font-name="Liberation Serif" fo:font-size="14pt" fo:font-weight="bold" officeooo:rsid="0019ae19" style:font-size-asian="14pt" style:font-weight-asian="bold" style:font-size-complex="14pt" style:font-weight-complex="bold"/>
    </style:style>
    <style:style style:name="T3" style:family="text">
      <style:text-properties fo:font-variant="normal" fo:text-transform="none" style:font-name="Liberation Serif" fo:letter-spacing="normal" fo:background-color="#ffffff" loext:char-shading-value="0" style:font-size-asian="12pt" loext:padding="0in" loext:border="none"/>
    </style:style>
    <style:style style:name="T4" style:family="text">
      <style:text-properties fo:font-variant="normal" fo:text-transform="none" style:font-name="Liberation Serif" fo:letter-spacing="normal" fo:font-style="normal" fo:background-color="#ffffff" loext:char-shading-value="0" style:font-size-asian="12pt" loext:padding="0in" loext:border="none"/>
    </style:style>
    <style:style style:name="T5" style:family="text">
      <style:text-properties fo:font-variant="normal" fo:text-transform="none" style:font-name="Liberation Serif" fo:letter-spacing="normal" fo:font-style="normal" style:font-size-asian="12pt"/>
    </style:style>
    <style:style style:name="T6" style:family="text">
      <style:text-properties fo:font-variant="normal" fo:text-transform="none" style:font-name="Liberation Serif" fo:letter-spacing="normal" fo:font-style="normal" fo:font-weight="bold" style:font-size-asian="12pt" style:font-weight-asian="bold" style:font-weight-complex="bold"/>
    </style:style>
    <style:style style:name="T7" style:family="text">
      <style:text-properties style:font-name="apple-system" fo:font-size="15pt" fo:font-weight="normal" fo:background-color="#ffffff" loext:char-shading-value="0" style:font-size-asian="12pt" loext:padding="0in" loext:border="none"/>
    </style:style>
    <style:style style:name="T8" style:family="text">
      <style:text-properties style:font-name="apple-system" fo:font-size="15pt" style:font-size-asian="12pt"/>
    </style:style>
    <style:style style:name="T9" style:family="text">
      <style:text-properties fo:font-size="15pt" fo:font-weight="normal" fo:background-color="#ffffff" loext:char-shading-value="0" style:font-size-asian="12pt" loext:padding="0in" loext:border="none"/>
    </style:style>
    <style:style style:name="T10" style:family="text">
      <style:text-properties fo:font-size="15pt" style:font-size-asian="12pt"/>
    </style:style>
    <style:style style:name="T11" style:family="text">
      <style:text-properties fo:font-weight="normal"/>
    </style:style>
    <style:style style:name="T12" style:family="text">
      <style:text-properties fo:font-weight="normal" loext:padding="0in" loext:border="none"/>
    </style:style>
    <style:style style:name="T13" style:family="text">
      <style:text-properties fo:font-weight="normal" fo:background-color="#ffffff" loext:char-shading-value="0" loext:padding="0in" loext:border="none"/>
    </style:style>
    <style:style style:name="T14" style:family="text">
      <style:text-properties fo:font-weight="normal" fo:background-color="#ffffff" loext:char-shading-value="0" style:font-size-asian="12pt" loext:padding="0in" loext:border="none"/>
    </style:style>
    <style:style style:name="T15" style:family="text">
      <style:text-properties fo:background-color="#ffffff" loext:char-shading-value="0" loext:padding="0in" loext:border="none"/>
    </style:style>
    <style:style style:name="T16" style:family="text">
      <style:text-properties fo:background-color="#ffffff" loext:char-shading-value="0" style:font-size-asian="12pt" loext:padding="0in" loext:border="none"/>
    </style:style>
    <style:style style:name="T17" style:family="text">
      <style:text-properties loext:padding="0in" loext:border="none"/>
    </style:style>
    <style:style style:name="T18" style:family="text">
      <style:text-properties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span text:style-name="T2">Interface Segregation Principle</text:span></text:p>
      <text:p text:style-name="Standard"><text:span text:style-name="T2"/></text:p>
      <text:p text:style-name="P3"><text:span text:style-name="T1">Clients should not be forced to dependent on methods that they don’t need. </text:span></text:p>
      <text:p text:style-name="P1"><text:span text:style-name="T1"/></text:p>
      <text:p text:style-name="P3"><text:span text:style-name="T1">An interface should only contain methods that are relevant to the clients that use it and they should not be forced to implement methods that they don’t need.</text:span></text:p>
      <text:p text:style-name="P3"><text:span text:style-name="T1"/></text:p>
      <text:p text:style-name="P1"><text:span text:style-name="T5">Lets take an example to understand the above with a</text:span><text:span text:style-name="T3"> </text:span><text:span text:style-name="Strong_20_Emphasis"><text:span text:style-name="T4">Printer System Example</text:span></text:span><text:span text:style-name="T5">.</text:span></text:p>
      <text:p text:style-name="P1"><text:span text:style-name="T5"/></text:p>
      <text:p text:style-name="P2"><text:span text:style-name="T5">We have to implement different types of printers like </text:span><text:span text:style-name="T6">InkJetPrinter,LaserPrinter,LEDPrinter,3Dprinter.</text:span></text:p>
      <text:p text:style-name="P1"><text:span text:style-name="T1"/></text:p>
      <text:p text:style-name="P4">We can have a abstract class for Printer which will implement the methods like Print, Scan and Fax.</text:p>
      <text:p text:style-name="P4"/>
      <text:p text:style-name="P4">Class Printer</text:p>
      <text:p text:style-name="P4">{</text:p>
      <text:p text:style-name="P4"><text:s text:c="2"/>public:</text:p>
      <text:p text:style-name="P4"><text:s text:c="7"/>virtual void print()=0;</text:p>
      <text:p text:style-name="P4"><text:s text:c="7"/>virtual void scan()=0;</text:p>
      <text:p text:style-name="P4"><text:s text:c="8"/>virtual void fax()=0;</text:p>
      <text:p text:style-name="P4">};</text:p>
      <text:p text:style-name="P4"/>
      <text:p text:style-name="P5">class InkJetPrinter : public Printer</text:p>
      <text:p text:style-name="P5">{</text:p>
      <text:p text:style-name="P5"><text:s text:c="3"/>public:</text:p>
      <text:p text:style-name="P5"><text:s text:c="9"/>void print() {</text:p>
      <text:p text:style-name="P5"><text:s text:c="15"/>cout&lt;&lt;”Inkjet Printer printer”&lt;&lt;endl;</text:p>
      <text:p text:style-name="P5"><text:s text:c="11"/>}</text:p>
      <text:p text:style-name="P5"><text:s text:c="11"/>void scan() {</text:p>
      <text:p text:style-name="P5"><text:s text:c="16"/>cout&lt;&lt;”Inkjet Printer scanner”&lt;&lt;endl;</text:p>
      <text:p text:style-name="P5"><text:s text:c="13"/>}</text:p>
      <text:p text:style-name="P5"><text:s text:c="12"/>void fax() {</text:p>
      <text:p text:style-name="P5"><text:s text:c="16"/>cout&lt;&lt;”Inkjet Printer fax”&lt;&lt;endl;</text:p>
      <text:p text:style-name="P5"><text:s text:c="13"/>}</text:p>
      <text:p text:style-name="P5">};</text:p>
      <text:p text:style-name="P5">class LaserPrinter : public Printer</text:p>
      <text:p text:style-name="P5">{</text:p>
      <text:p text:style-name="P5"><text:s text:c="3"/>public:</text:p>
      <text:p text:style-name="P5"><text:s text:c="8"/>void print(){</text:p>
      <text:p text:style-name="P5"><text:s text:c="17"/>cout&lt;&lt;” LaserPrinter printer”&lt;&lt;endl;</text:p>
      <text:p text:style-name="P5"><text:s text:c="11"/>}</text:p>
      <text:p text:style-name="P5"><text:s text:c="11"/>void scan() {</text:p>
      <text:p text:style-name="P5"><text:s text:c="16"/>cout&lt;&lt;” LaserPrinter scanner”&lt;&lt;endl;</text:p>
      <text:p text:style-name="P5"><text:s text:c="13"/>}</text:p>
      <text:p text:style-name="P5"><text:s text:c="12"/>void fax() {</text:p>
      <text:p text:style-name="P5"><text:s text:c="16"/>throw runtime_error(“Laser printer cant fax”)&lt;&lt;end; }</text:p>
      <text:p text:style-name="P5">};</text:p>
      <text:p text:style-name="P5"><text:soft-page-break/></text:p>
      <text:p text:style-name="P9"><text:bookmark text:name="ember61"/>The<text:span text:style-name="T17"> </text:span><text:span text:style-name="Emphasis"><text:span text:style-name="Strong_20_Emphasis"><text:span text:style-name="T12">LaserPrinter</text:span></text:span></text:span><text:span text:style-name="T17"> </text:span>class does not need the fax() method, but it is forced to implement it because it has to adhere to the Printer interface(abstract class).</text:p>
      <text:p text:style-name="P10"><text:bookmark text:name="ember62"/><text:span text:style-name="T11">This violates the Interface Segregation Principle as</text:span><text:span text:style-name="T12"> </text:span><text:span text:style-name="Emphasis"><text:span text:style-name="Strong_20_Emphasis"><text:span text:style-name="T12">LaserPrinter</text:span></text:span></text:span><text:span text:style-name="T12"> </text:span><text:span text:style-name="T11">class is forced to implement the fax even it does not support the functionality of Faxing.</text:span></text:p>
      <text:p text:style-name="P5"/>
      <text:p text:style-name="P8">Solutions to above</text:p>
      <text:p text:style-name="P8"/>
      <text:p text:style-name="P7"><text:span text:style-name="T18">To fix this violation, we can create the separate interfaces for</text:span><text:span text:style-name="T16"> </text:span><text:span text:style-name="Emphasis"><text:span text:style-name="Strong_20_Emphasis"><text:span text:style-name="T14">print</text:span></text:span></text:span><text:span text:style-name="T18">(),</text:span><text:span text:style-name="T16"> </text:span><text:span text:style-name="Emphasis"><text:span text:style-name="Strong_20_Emphasis"><text:span text:style-name="T14">scan</text:span></text:span></text:span><text:span text:style-name="T18">() and</text:span><text:span text:style-name="T16"> </text:span><text:span text:style-name="Emphasis"><text:span text:style-name="Strong_20_Emphasis"><text:span text:style-name="T14">fax</text:span></text:span></text:span><text:span text:style-name="T18">() methods.</text:span></text:p>
      <text:p text:style-name="P7"><text:span text:style-name="T18"/></text:p>
      <text:p text:style-name="P7"><text:span text:style-name="T18">Class Iprintable {</text:span></text:p>
      <text:p text:style-name="P7"><text:span text:style-name="T18"><text:s text:c="6"/>public:</text:span></text:p>
      <text:p text:style-name="P7"><text:span text:style-name="T18"><text:s text:c="11"/>virtual void print() =0;</text:span></text:p>
      <text:p text:style-name="P7"><text:span text:style-name="T18">};</text:span></text:p>
      <text:p text:style-name="P7"><text:span text:style-name="T18">class Iscanble {</text:span></text:p>
      <text:p text:style-name="P7"><text:span text:style-name="T18"><text:s/>public:</text:span></text:p>
      <text:p text:style-name="P7"><text:span text:style-name="T18"><text:s text:c="6"/>virtual void scan()=0;</text:span></text:p>
      <text:p text:style-name="P7"><text:span text:style-name="T18">};</text:span></text:p>
      <text:p text:style-name="P7"><text:span text:style-name="T18">class Ifaxable {</text:span></text:p>
      <text:p text:style-name="P7"><text:span text:style-name="T18"><text:s/>public:</text:span></text:p>
      <text:p text:style-name="P7"><text:span text:style-name="T18"><text:s text:c="5"/>virtual void fax()=0;</text:span></text:p>
      <text:p text:style-name="P7"><text:span text:style-name="T18">};</text:span></text:p>
      <text:p text:style-name="P7"><text:span text:style-name="T18"/></text:p>
      <text:p text:style-name="P7"><text:span text:style-name="T18">class InkjetPrinter : public Iprintable, public Iscanable,Ifaxable</text:span></text:p>
      <text:p text:style-name="P7"><text:span text:style-name="T18">{</text:span></text:p>
      <text:p text:style-name="P7"><text:span text:style-name="T18"><text:s text:c="5"/>public:</text:span></text:p>
      <text:p text:style-name="P7"><text:span text:style-name="T18"><text:s text:c="12"/>void print() {</text:span></text:p>
      <text:p text:style-name="P7"><text:span text:style-name="T18"><text:s text:c="16"/>cout&lt;&lt;”Inkjet Printer print”&lt;&lt;endl;</text:span></text:p>
      <text:p text:style-name="P7"><text:span text:style-name="T18"><text:s text:c="11"/>}</text:span></text:p>
      <text:p text:style-name="P7"><text:span text:style-name="T18"><text:s text:c="12"/>void scan() {</text:span></text:p>
      <text:p text:style-name="P7"><text:span text:style-name="T18"><text:s text:c="16"/>cout&lt;&lt;”Inkjet Printer scan”&lt;&lt;endl;</text:span></text:p>
      <text:p text:style-name="P7"><text:span text:style-name="T18"><text:s text:c="11"/>}</text:span></text:p>
      <text:p text:style-name="P7"><text:span text:style-name="T18"><text:s text:c="12"/>void fax() {</text:span></text:p>
      <text:p text:style-name="P7"><text:span text:style-name="T18"><text:s text:c="15"/>cout&lt;&lt;”Inkjet Printer fax”&lt;&lt;endl;</text:span></text:p>
      <text:p text:style-name="P7"><text:span text:style-name="T18"><text:s text:c="11"/>}</text:span></text:p>
      <text:p text:style-name="P7"><text:span text:style-name="T18">};</text:span></text:p>
      <text:p text:style-name="P7"><text:span text:style-name="T18">class LaserPrinter : public Iprintable, public Iscanable</text:span></text:p>
      <text:p text:style-name="P7"><text:span text:style-name="T18">{</text:span></text:p>
      <text:p text:style-name="P7"><text:span text:style-name="T18"><text:s text:c="5"/>public:</text:span></text:p>
      <text:p text:style-name="P7"><text:span text:style-name="T18"><text:s text:c="8"/>void print() {</text:span></text:p>
      <text:p text:style-name="P7"><text:span text:style-name="T18"><text:s text:c="13"/>cout&lt;&lt;”LaserPrinter print”&lt;&lt;endl;</text:span></text:p>
      <text:p text:style-name="P7"><text:span text:style-name="T18"><text:s text:c="9"/>}</text:span></text:p>
      <text:p text:style-name="P7"><text:span text:style-name="T18"><text:s text:c="9"/>void scan(){</text:span></text:p>
      <text:p text:style-name="P7"><text:span text:style-name="T18"><text:s text:c="11"/>cout&lt;&lt;”LaserPrinter scan”&lt;&lt;endl;</text:span></text:p>
      <text:p text:style-name="P7"><text:span text:style-name="T18"><text:s text:c="8"/>}</text:span></text:p>
      <text:p text:style-name="P7"><text:span text:style-name="T18"><text:s/>};</text:span></text:p>
      <text:p text:style-name="P7"><text:soft-page-break/><text:span text:style-name="T18">Now, the</text:span><text:span text:style-name="T16"> </text:span><text:span text:style-name="Emphasis"><text:span text:style-name="Strong_20_Emphasis"><text:span text:style-name="T14">LaserPrinter</text:span></text:span></text:span><text:span text:style-name="T16"> </text:span><text:span text:style-name="T18">has to only implement the methods that are relevant to its functionality. Now this adheres to Interface Segregation Principle as classes are not forced to implement unnecessary methods.</text:span></text:p>
      <text:p text:style-name="P7"><text:span text:style-name="T18"/></text:p>
      <text:p text:style-name="P7"><text:span text:style-name="T18"/></text:p>
      <text:p text:style-name="P6"/>
      <text:p text:style-name="P4"/>
      <text:p text:style-name="P4"><text:s text:c="8"/></text:p>
      <text:p text:style-name="P1"><text:span text:style-name="T1"/></text:p>
      <text:p text:style-name="P1"><text:span text:style-name="T1"/></text:p>
      <text:p text:style-name="P1"><text:span text:style-name="T1"/></text:p>
      <text:p text:style-name="P1"><text:span text:style-name="T1"/></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9T15:00:13.575433547</meta:creation-date>
    <dc:date>2024-01-29T16:57:00.853797153</dc:date>
    <meta:editing-duration>PT34S</meta:editing-duration>
    <meta:editing-cycles>1</meta:editing-cycles>
    <meta:document-statistic meta:table-count="0" meta:image-count="0" meta:object-count="0" meta:page-count="3" meta:paragraph-count="79" meta:word-count="335" meta:character-count="2666" meta:non-whitespace-character-count="1933"/>
    <meta:generator>LibreOffice/6.0.7.3$Linux_X86_64 LibreOffice_project/00m0$Build-3</meta:generator>
  </office:meta>
</office:document-meta>
</file>